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f4548" officeooo:paragraph-rsid="000f4548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f4548" officeooo:paragraph-rsid="000f4548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bold" officeooo:rsid="000f4548" officeooo:paragraph-rsid="000f4548" style:font-size-asian="12.25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bold" officeooo:rsid="000f4548" officeooo:paragraph-rsid="0021268a" style:font-size-asian="12.25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f4548" officeooo:paragraph-rsid="0021268a" style:font-size-asian="12.25pt" style:font-weight-asian="normal" style:font-size-complex="14pt" style:font-weight-complex="normal"/>
    </style:style>
    <style:style style:name="T1" style:family="text">
      <style:text-properties officeooo:rsid="0016660a"/>
    </style:style>
    <style:style style:name="T2" style:family="text">
      <style:text-properties officeooo:rsid="0021268a"/>
    </style:style>
    <style:style style:name="T3" style:family="text">
      <style:text-properties officeooo:rsid="0021a8ad"/>
    </style:style>
    <style:style style:name="T4" style:family="text">
      <style:text-properties officeooo:rsid="0024bde9"/>
    </style:style>
    <style:style style:name="T5" style:family="text">
      <style:text-properties officeooo:rsid="00251251"/>
    </style:style>
    <style:style style:name="T6" style:family="text">
      <style:text-properties officeooo:rsid="002562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naire Focus Group (t=0)</text:p>
      <text:p text:style-name="P1"/>
      <text:p text:style-name="P2"/>
      <text:p text:style-name="P3">1)Laquelle de ces 3 expériences avez-vous préféré ?</text:p>
      <text:p text:style-name="P2"/>
      <text:p text:style-name="P2">- <text:span text:style-name="T1">J’ai préféré la première car tout était adapté et cohérent. La deuxième changeait ma façon de lire le texte. Pour la troisième, c’était normal. Le bruit ne m’a pas spécialement dérangé.</text:span></text:p>
      <text:p text:style-name="P2"/>
      <text:p text:style-name="P3">2) Que pourrait-on améliorer pour cette expérience ? (volume sonore, choix des</text:p>
      <text:p text:style-name="P3">ambiances, odeurs…)</text:p>
      <text:p text:style-name="P3"/>
      <text:p text:style-name="P2">- <text:span text:style-name="T3">Retirer le choix des musiques libres car elles ne sont pas forcément adapté et on n’est encore moins immergé dans la lecture.</text:span></text:p>
      <text:p text:style-name="P2"/>
      <text:p text:style-name="P3">3) Vous sentiez-vous immergé dans la lecture ?</text:p>
      <text:p text:style-name="P3"/>
      <text:p text:style-name="P2">- <text:span text:style-name="T4">La première oui, et les deux autres pas spécialement. Je me suis quand même senti plus immergé dans la troisième car les sons m’ont dérangé pour la lecture.</text:span></text:p>
      <text:p text:style-name="P2"/>
      <text:p text:style-name="P3">4) Le choix des ambiances vous semblait-il cohérent avec la lecture ?</text:p>
      <text:p text:style-name="P3"/>
      <text:p text:style-name="P2">- <text:span text:style-name="T5">Oui pour la première mais pas la deuxième. Il y en avait une qui n’avait pas l’air de sentir bon. Je n’ai pas trop senti la deuxième odeur.</text:span></text:p>
      <text:p text:style-name="P2"/>
      <text:p text:style-name="P4"><text:span text:style-name="T2">5</text:span>) <text:span text:style-name="T2">Commentaires</text:span></text:p>
      <text:p text:style-name="P4"/>
      <text:p text:style-name="P5">- <text:span text:style-name="T6">C’était cool. Ce serait bien d’avoir un diffuseur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22:28:16.828563137</meta:creation-date>
    <dc:date>2019-04-24T14:51:11.983147481</dc:date>
    <meta:editing-duration>PT6M38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70" meta:character-count="974" meta:non-whitespace-character-count="816"/>
  </office:meta>
</office:document-meta>
</file>